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30,891,049,796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12,090,530,368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93,355,993,628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91,030,959,454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33,503,411,375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90,498,811,460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82,592,416,468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69,333,048,847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41,209,864,408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21,552,777,492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88,111,140,644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48,733,861,386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11,884,752,475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89,239,370,109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67,220,154,164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52,010,238,715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43,956,369,917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39,309,580,983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32,375,082,562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31,580,638,464.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41,883,240,042.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50,150,398,609.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44,558,076,952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5:34:31.120462560</dc:date>
    <meta:editing-duration>PT7H26M19S</meta:editing-duration>
    <meta:editing-cycles>179</meta:editing-cycles>
    <meta:generator>LibreOffice/7.2.6.2$Linux_X86_64 LibreOffice_project/20$Build-2</meta:generator>
    <meta:document-statistic meta:table-count="1" meta:cell-count="48" meta:object-count="0"/>
  </office:meta>
</office:document-meta>
</file>